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6008f" officeooo:paragraph-rsid="00092191"/>
    </style:style>
    <style:style style:name="P2" style:family="paragraph" style:parent-style-name="Standard">
      <style:text-properties style:font-name="Khmer OS" officeooo:rsid="0006008f" officeooo:paragraph-rsid="0009ec99"/>
    </style:style>
    <style:style style:name="P3" style:family="paragraph" style:parent-style-name="Standard">
      <style:text-properties style:font-name="Khmer OS" officeooo:rsid="0006008f" officeooo:paragraph-rsid="000bab34"/>
    </style:style>
    <style:style style:name="P4" style:family="paragraph" style:parent-style-name="Standard">
      <style:text-properties style:font-name="Khmer OS" officeooo:rsid="0009ec99" officeooo:paragraph-rsid="0009ec99"/>
    </style:style>
    <style:style style:name="P5" style:family="paragraph" style:parent-style-name="Standard">
      <style:text-properties style:font-name="Khmer OS" officeooo:rsid="0009ec99" officeooo:paragraph-rsid="000bab34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2pt"/>
    </style:style>
    <style:style style:name="T3" style:family="text">
      <style:text-properties style:text-position="super 58%" fo:font-size="12pt" officeooo:rsid="00092191"/>
    </style:style>
    <style:style style:name="T4" style:family="text">
      <style:text-properties style:text-position="super 58%" fo:font-size="12pt" officeooo:rsid="0009ec99"/>
    </style:style>
    <style:style style:name="T5" style:family="text">
      <style:text-properties style:text-position="super 58%" fo:font-size="12pt" officeooo:rsid="000bab34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12pt"/>
    </style:style>
    <style:style style:name="T8" style:family="text">
      <style:text-properties style:text-position="sub 58%" fo:font-size="12pt" officeooo:rsid="0007ac47"/>
    </style:style>
    <style:style style:name="T9" style:family="text">
      <style:text-properties style:text-position="sub 58%" fo:font-size="12pt" officeooo:rsid="00092191"/>
    </style:style>
    <style:style style:name="T10" style:family="text">
      <style:text-properties style:text-position="sub 58%" fo:font-size="12pt" officeooo:rsid="0009ec99"/>
    </style:style>
    <style:style style:name="T11" style:family="text">
      <style:text-properties style:text-position="sub 58%" officeooo:rsid="0007ac47"/>
    </style:style>
    <style:style style:name="T12" style:family="text">
      <style:text-properties fo:font-size="10pt" officeooo:rsid="0009ec99"/>
    </style:style>
    <style:style style:name="T13" style:family="text">
      <style:text-properties fo:font-size="8pt"/>
    </style:style>
    <style:style style:name="T14" style:family="text">
      <style:text-properties style:text-position="0% 100%" fo:font-size="12pt"/>
    </style:style>
    <style:style style:name="T15" style:family="text">
      <style:text-properties style:text-position="0% 100%" fo:font-size="12pt" officeooo:rsid="00092191"/>
    </style:style>
    <style:style style:name="T16" style:family="text">
      <style:text-properties style:text-position="0% 100%" fo:font-size="12pt" officeooo:rsid="0009ec99"/>
    </style:style>
    <style:style style:name="T17" style:family="text">
      <style:text-properties style:text-position="0% 100%" fo:font-size="12pt" officeooo:rsid="000bab34"/>
    </style:style>
    <style:style style:name="T18" style:family="text">
      <style:text-properties style:text-position="0% 100%" fo:font-size="12pt" officeooo:rsid="000d0ad1"/>
    </style:style>
    <style:style style:name="T19" style:family="text">
      <style:text-properties style:text-position="0% 100%" fo:font-size="8pt"/>
    </style:style>
    <style:style style:name="T20" style:family="text">
      <style:text-properties style:text-position="0% 100%" fo:font-size="8pt" officeooo:rsid="00092191"/>
    </style:style>
    <style:style style:name="T21" style:family="text">
      <style:text-properties style:text-position="0% 100%" fo:font-size="10pt"/>
    </style:style>
    <style:style style:name="T22" style:family="text">
      <style:text-properties style:text-position="0% 100%" fo:font-size="10pt" officeooo:rsid="0009ec99"/>
    </style:style>
    <style:style style:name="T23" style:family="text">
      <style:text-properties officeooo:rsid="0009ec99"/>
    </style:style>
    <style:style style:name="T24" style:family="text">
      <style:text-properties officeooo:rsid="000f309f"/>
    </style:style>
    <style:style style:name="T25" style:family="text">
      <style:text-properties officeooo:rsid="001220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5">Name: Corn Daveat</text:span><text:span text:style-name="T24"><text:line-break/><text:line-break/>Relationship Entity:</text:span><text:line-break/><text:line-break/>- Employee <text:span text:style-name="T1">1</text:span><text:span text:style-name="T6">1</text:span>----<text:span text:style-name="T12">Has</text:span>---- <text:span text:style-name="T13">0</text:span><text:span text:style-name="T2">M</text:span><text:span text:style-name="T7">1</text:span><text:span text:style-name="T2"> </text:span>Import &lt;=&gt; 1 To M<text:line-break/><text:line-break/>- Employee <text:span text:style-name="T1">1</text:span><text:span text:style-name="T11">1</text:span>----<text:span text:style-name="T12">Has</text:span>---- <text:span text:style-name="T13">0</text:span><text:span text:style-name="T2">M</text:span><text:span text:style-name="T8">1</text:span><text:span text:style-name="T2"> </text:span><text:span text:style-name="T14">Sale &lt;</text:span><text:span text:style-name="T15">=&gt; 1 To M</text:span></text:p>
      <text:p text:style-name="P1"><text:span text:style-name="T14"/></text:p>
      <text:p text:style-name="P1"><text:span text:style-name="T14">- </text:span><text:span text:style-name="T15">Customer</text:span><text:span text:style-name="T14"> </text:span><text:span text:style-name="T2">1</text:span><text:span text:style-name="T8">1</text:span><text:span text:style-name="T14">----</text:span><text:span text:style-name="T22">Has</text:span><text:span text:style-name="T14">---- </text:span><text:span text:style-name="T19">0</text:span><text:span text:style-name="T2">M</text:span><text:span text:style-name="T8">1</text:span><text:span text:style-name="T2"> </text:span><text:span text:style-name="T14">Sale &lt;</text:span><text:span text:style-name="T15">=&gt; 1 To M</text:span></text:p>
      <text:p text:style-name="P1"><text:span text:style-name="T14"/></text:p>
      <text:p text:style-name="P1"><text:span text:style-name="T15">- Supplier </text:span><text:span text:style-name="T3">1</text:span><text:span text:style-name="T8">1</text:span><text:span text:style-name="T15">----</text:span><text:span text:style-name="T22">Has</text:span><text:span text:style-name="T15">---- </text:span><text:span text:style-name="T20">0</text:span><text:span text:style-name="T3">M</text:span><text:span text:style-name="T8">1</text:span><text:span text:style-name="T3"> </text:span><text:span text:style-name="T15">Import &lt;=&gt; 1 To M</text:span></text:p>
      <text:p text:style-name="P1"><text:span text:style-name="T14"/></text:p>
      <text:p text:style-name="P1"><text:span text:style-name="T15">- Category </text:span><text:span text:style-name="T3">1</text:span><text:span text:style-name="T8">1</text:span><text:span text:style-name="T15">----</text:span><text:span text:style-name="T22">Has</text:span><text:span text:style-name="T15">---- </text:span><text:span text:style-name="T20">0</text:span><text:span text:style-name="T3">M</text:span><text:span text:style-name="T8">1</text:span><text:span text:style-name="T3"> </text:span><text:span text:style-name="T15">Product &lt;=&gt; 1 To M</text:span></text:p>
      <text:p text:style-name="P1"><text:span text:style-name="T14"/></text:p>
      <text:p text:style-name="P2"><text:span text:style-name="T15">- Product </text:span><text:span text:style-name="T3">1</text:span><text:span text:style-name="T9">m</text:span><text:span text:style-name="T15">----</text:span><text:span text:style-name="T22">Has</text:span><text:span text:style-name="T15">---- </text:span><text:span text:style-name="T20">0</text:span><text:span text:style-name="T3">M</text:span><text:span text:style-name="T8">1</text:span><text:span text:style-name="T3"> </text:span><text:span text:style-name="T15">Import &lt;=&gt; M To N</text:span></text:p>
      <text:p text:style-name="P2"><text:span text:style-name="T15">=&gt; <text:s/>Product </text:span><text:span text:style-name="T3">1</text:span><text:span text:style-name="T10">1</text:span><text:span text:style-name="T15">----</text:span><text:span text:style-name="T22">Has</text:span><text:span text:style-name="T15">---- </text:span><text:span text:style-name="T20">0</text:span><text:span text:style-name="T3">M</text:span><text:span text:style-name="T10">1</text:span><text:span text:style-name="T15"> <text:s/></text:span><text:span text:style-name="T16">(Stock Detail)</text:span><text:span text:style-name="T4">M</text:span><text:span text:style-name="T15"> ----</text:span><text:span text:style-name="T22">Has</text:span><text:span text:style-name="T15">--- </text:span><text:span text:style-name="T20">0</text:span><text:span text:style-name="T4">1</text:span><text:span text:style-name="T8">1</text:span><text:span text:style-name="T3"> </text:span><text:span text:style-name="T15">Import</text:span></text:p>
      <text:p text:style-name="P4"><text:span text:style-name="T15">=&gt; </text:span><text:span text:style-name="T14">1 – M and M – 1 </text:span></text:p>
      <text:p text:style-name="P5"><text:span text:style-name="T14">=&gt; M To N<text:line-break/><text:line-break/></text:span><text:span text:style-name="T15">- Product </text:span><text:span text:style-name="T3">1</text:span><text:span text:style-name="T9">m</text:span><text:span text:style-name="T15">----</text:span><text:span text:style-name="T21">Has</text:span><text:span text:style-name="T15">---- </text:span><text:span text:style-name="T20">0</text:span><text:span text:style-name="T3">M</text:span><text:span text:style-name="T8">1</text:span><text:span text:style-name="T3"> </text:span><text:span text:style-name="T17">Sale</text:span><text:span text:style-name="T15"> &lt;=&gt; M To N</text:span></text:p>
      <text:p text:style-name="P3"><text:span text:style-name="T15">=&gt; <text:s/>Product </text:span><text:span text:style-name="T3">1</text:span><text:span text:style-name="T10">1</text:span><text:span text:style-name="T15">----</text:span><text:span text:style-name="T22">Has</text:span><text:span text:style-name="T15">---- </text:span><text:span text:style-name="T20">0</text:span><text:span text:style-name="T3">M</text:span><text:span text:style-name="T10">1</text:span><text:span text:style-name="T15"> <text:s/></text:span><text:span text:style-name="T16">(</text:span><text:span text:style-name="T17">Sale</text:span><text:span text:style-name="T16"> Detail)</text:span><text:span text:style-name="T4">M</text:span><text:span text:style-name="T15"> ----</text:span><text:span text:style-name="T22">Has</text:span><text:span text:style-name="T15">--- </text:span><text:span text:style-name="T20">0</text:span><text:span text:style-name="T4">1</text:span><text:span text:style-name="T8">1</text:span><text:span text:style-name="T3"> </text:span><text:span text:style-name="T18">Sale</text:span></text:p>
      <text:p text:style-name="P5"><text:span text:style-name="T15">=&gt; </text:span><text:span text:style-name="T14">1 – M and M – 1 </text:span></text:p>
      <text:p text:style-name="P5"><text:span text:style-name="T14">=&gt; M To 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5T07:49:06.000520444</dc:date>
    <meta:editing-duration>PT32M</meta:editing-duration>
    <meta:editing-cycles>7</meta:editing-cycles>
    <meta:generator>LibreOffice/7.1.3.2$Linux_X86_64 LibreOffice_project/10$Build-2</meta:generator>
    <meta:document-statistic meta:table-count="0" meta:image-count="0" meta:object-count="0" meta:page-count="1" meta:paragraph-count="11" meta:word-count="117" meta:character-count="549" meta:non-whitespace-character-count="440"/>
  </office:meta>
</office:document-meta>
</file>